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ofprints</text:p>
      <text:p text:style-name="Standard"/>
      <text:p text:style-name="Standard">Farmer John is trying to keep track of which part of his field that his 9 cows are grazing on. Every day, his cows go to the field one at a time and graze on a rectangular section of the field. When his cows graze on his field, they leave a unique print on the field showing that they had been on that patch of grass. This print clears any previous prints on that patch. Each cow only grazes once. </text:p>
      <text:p text:style-name="Standard"/>
      <text:p text:style-name="Standard">Given a diagram of the field at the end of the day, determine how many of the cows that still have visible prints could have been the first one to graze. Initially, all patches of the field have no prints and are marked as 0 on the diagram. The cows’ prints are marked as their index, which is a positive integer from 1 to 9.</text:p>
      <text:p text:style-name="Standard"/>
      <text:p text:style-name="Standard">For example, say cow 4 grazes first, and the field afterwards looks like</text:p>
      <text:p text:style-name="Standard"/>
      <text:p text:style-name="Standard">00000</text:p>
      <text:p text:style-name="Standard">00440</text:p>
      <text:p text:style-name="Standard">00440</text:p>
      <text:p text:style-name="Standard">00440</text:p>
      <text:p text:style-name="Standard">00440</text:p>
      <text:p text:style-name="Standard">Then cow 3 grazes:</text:p>
      <text:p text:style-name="Standard"/>
      <text:p text:style-name="Standard">33300</text:p>
      <text:p text:style-name="Standard">33340</text:p>
      <text:p text:style-name="Standard">00440</text:p>
      <text:p text:style-name="Standard">00440</text:p>
      <text:p text:style-name="Standard">00440</text:p>
      <text:p text:style-name="Standard">Then cow 5 grazes:</text:p>
      <text:p text:style-name="Standard"/>
      <text:p text:style-name="Standard">33300</text:p>
      <text:p text:style-name="Standard">35540</text:p>
      <text:p text:style-name="Standard">05540</text:p>
      <text:p text:style-name="Standard">00440</text:p>
      <text:p text:style-name="Standard">00440</text:p>
      <text:p text:style-name="Standard">Then cow 6 grazes:</text:p>
      <text:p text:style-name="Standard"/>
      <text:p text:style-name="Standard">33300</text:p>
      <text:p text:style-name="Standard">35540</text:p>
      <text:p text:style-name="Standard">05540</text:p>
      <text:p text:style-name="Standard">66640</text:p>
      <text:p text:style-name="Standard">66640</text:p>
      <text:p text:style-name="Standard">Lastly, cow 8 grazes:</text:p>
      <text:p text:style-name="Standard"/>
      <text:p text:style-name="Standard">33300</text:p>
      <text:p text:style-name="Standard">35540</text:p>
      <text:p text:style-name="Standard">05888</text:p>
      <text:p text:style-name="Standard">66888</text:p>
      <text:p text:style-name="Standard">66640</text:p>
      <text:p text:style-name="Standard">INPUT FORMAT</text:p>
      <text:p text:style-name="Standard"/>
      <text:p text:style-name="Standard"><text:soft-page-break/>The first line of the input contains a single integer N. The next N lines each contain N numbers from 0 to 9 that depict the field at the end of the day. (N&lt;=10)</text:p>
      <text:p text:style-name="Standard"/>
      <text:p text:style-name="Standard">OUTPUT FORMAT</text:p>
      <text:p text:style-name="Standard"/>
      <text:p text:style-name="Standard">A single integer indicating the number of cows with visible prints that could have grazed first.</text:p>
      <text:p text:style-name="Standard"/>
      <text:p text:style-name="Standard">SAMPLE INPUT</text:p>
      <text:p text:style-name="Standard"/>
      <text:p text:style-name="Standard">5</text:p>
      <text:p text:style-name="Standard">33300</text:p>
      <text:p text:style-name="Standard">35540</text:p>
      <text:p text:style-name="Standard">05888</text:p>
      <text:p text:style-name="Standard">66888</text:p>
      <text:p text:style-name="Standard">66640</text:p>
      <text:p text:style-name="Standard">SAMPLE OUTPUT</text:p>
      <text:p text:style-name="Standard"/>
      <text:p text:style-name="Standard">3</text:p>
      <text:p text:style-name="Standard">In this example, cows 3, 4, and 6 could all have grazed fir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9T19:03:48.517000000</meta:creation-date>
    <dc:date>2022-07-09T19:04:24.176000000</dc:date>
    <meta:editing-duration>PT35S</meta:editing-duration>
    <meta:editing-cycles>1</meta:editing-cycles>
    <meta:document-statistic meta:table-count="0" meta:image-count="0" meta:object-count="0" meta:page-count="2" meta:paragraph-count="47" meta:word-count="278" meta:character-count="1401" meta:non-whitespace-character-count="1169"/>
    <meta:generator>LibreOffice/5.4.6.2$Windows_X86_64 LibreOffice_project/4014ce260a04f1026ba855d3b8d91541c224eab8</meta:generator>
  </office:meta>
</office:document-meta>
</file>